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84000002ACBBE3F057.png" manifest:media-type="image/png"/>
  <manifest:file-entry manifest:full-path="Pictures/100000010000037C000002AB5A1A45DF.png" manifest:media-type="image/png"/>
  <manifest:file-entry manifest:full-path="Pictures/1000000100000387000002AD092B1013.png" manifest:media-type="image/png"/>
  <manifest:file-entry manifest:full-path="Pictures/1000000100000388000002AD91ED781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entium Basic" svg:font-family="'Gentium Basic'" style:font-adornments="Regular" style:font-pitch="variable"/>
    <style:font-face style:name="Gentium Basic1" svg:font-family="'Gentium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1.776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presentation:date-time-decl presentation:name="dtd2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layer="layout" svg:width="27.586cm" svg:height="1.776cm" svg:x="0.126cm" svg:y="0.108cm" presentation:class="title" presentation:placeholder="true">
          <draw:text-box/>
        </draw:frame>
        <draw:frame draw:style-name="gr1" draw:text-style-name="P1" draw:layer="layout" svg:width="8.373cm" svg:height="6.345cm" draw:transform="skewX (-0.000174532925199433) rotate (-0.00401425727958695) translate (0.13cm 2.195cm)">
          <draw:image xlink:href="Pictures/1000000100000388000002AD91ED7813.png" xlink:type="simple" xlink:show="embed" xlink:actuate="onLoad" draw:mime-type="image/png">
            <text:p/>
          </draw:image>
        </draw:frame>
        <draw:frame draw:style-name="gr1" draw:text-style-name="P1" draw:layer="layout" svg:width="8.605cm" svg:height="6.527cm" svg:x="9.103cm" svg:y="2.195cm">
          <draw:image xlink:href="Pictures/1000000100000387000002AD092B1013.png" xlink:type="simple" xlink:show="embed" xlink:actuate="onLoad" draw:mime-type="image/png">
            <text:p/>
          </draw:image>
        </draw:frame>
        <draw:frame draw:style-name="gr1" draw:text-style-name="P1" draw:layer="layout" svg:width="8.539cm" svg:height="6.426cm" svg:x="18.646cm" svg:y="2.261cm">
          <draw:image xlink:href="Pictures/100000010000037C000002AB5A1A45DF.png" xlink:type="simple" xlink:show="embed" xlink:actuate="onLoad" draw:mime-type="image/png">
            <text:p/>
          </draw:image>
        </draw:frame>
        <draw:frame draw:style-name="gr1" draw:text-style-name="P1" draw:layer="layout" svg:width="8.616cm" svg:height="6.548cm" svg:x="0.07cm" svg:y="8.391cm">
          <draw:image xlink:href="Pictures/1000000100000384000002ACBBE3F057.png" xlink:type="simple" xlink:show="embed" xlink:actuate="onLoad" draw:mime-type="image/png">
            <text:p/>
          </draw:image>
        </draw:frame>
        <presentation:notes draw:style-name="dp2" presentation:use-date-time-name="dtd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entium Basic" svg:font-family="'Gentium Basic'" style:font-adornments="Regular" style:font-pitch="variable"/>
    <style:font-face style:name="Gentium Basic1" svg:font-family="'Gentium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draw:shadow-color="#000000">
        <text:list-style style:name="Default-outline1">
          <text:list-level-style-bullet text:level="1" text:bullet-char="">
            <style:list-level-properties text:space-before="0.3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style-name="Regular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Gentium Basic" fo:font-family="'Gentium Basic'" style:font-style-name="Regular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gr4" style:family="graphic" style:parent-style-name="standard">
      <style:graphic-properties draw:stroke="none" draw:fill="none" draw:fill-color="#ffffff" fo:min-height="5.75cm" loext:decorative="false"/>
    </style:style>
    <style:style style:name="Mgr5" style:family="graphic" style:parent-style-name="standard">
      <style:graphic-properties draw:stroke="none" draw:fill-color="#ffffff" draw:opacity="30%" draw:auto-grow-height="false" fo:min-height="2.476cm" fo:min-width="2.83cm" loext:decorative="false"/>
    </style:style>
    <style:style style:name="Mgr6" style:family="graphic" style:parent-style-name="standard">
      <style:graphic-properties draw:stroke="none" draw:fill-color="#ffffff" draw:opacity="20%" draw:auto-grow-height="false" fo:min-height="2.122cm" fo:min-width="2.476cm" loext:decorative="false"/>
    </style:style>
    <style:style style:name="Mgr7" style:family="graphic" style:parent-style-name="standard">
      <style:graphic-properties draw:stroke="none" draw:fill-color="#ffffff" draw:opacity="20%" draw:auto-grow-height="false" fo:min-height="2.652cm" fo:min-width="2.83cm" loext:decorative="false"/>
    </style:style>
    <style:style style:name="Mgr8" style:family="graphic" style:parent-style-name="standard">
      <style:graphic-properties draw:stroke="none" draw:fill-color="#ffffff" draw:opacity="20%" draw:auto-grow-height="false" fo:min-height="1.414cm" fo:min-width="1.414cm" loext:decorative="false"/>
    </style:style>
    <style:style style:name="Mgr9" style:family="graphic" style:parent-style-name="standard">
      <style:graphic-properties draw:stroke="none" draw:fill-color="#ffffff" draw:opacity="10%" draw:auto-grow-height="false" fo:min-height="1.414cm" fo:min-width="1.414cm" loext:decorative="false"/>
    </style:style>
    <style:style style:name="Mgr10" style:family="graphic" style:parent-style-name="standard">
      <style:graphic-properties draw:stroke="none" draw:fill-color="#ffffff" draw:opacity="15%" draw:auto-grow-height="false" fo:min-height="2.476cm" fo:min-width="3.182cm" loext:decorative="false"/>
    </style:style>
    <style:style style:name="Mgr11" style:family="graphic" style:parent-style-name="standard">
      <style:graphic-properties draw:stroke="none" draw:fill-color="#ffffff" draw:opacity="30%" draw:auto-grow-height="false" fo:min-height="1.414cm" fo:min-width="1.414cm" loext:decorative="false"/>
    </style:style>
    <style:style style:name="Mgr12" style:family="graphic" style:parent-style-name="standard">
      <style:graphic-properties draw:stroke="none" draw:fill-color="#ffffff" draw:opacity="20%" draw:auto-grow-height="false" fo:min-height="1.656cm" fo:min-width="2.122cm" loext:decorative="false"/>
    </style:style>
    <style:style style:name="Mgr13" style:family="graphic" style:parent-style-name="standard">
      <style:graphic-properties draw:stroke="none" draw:fill-color="#ffffff" draw:opacity="25%" draw:auto-grow-height="false" fo:min-height="1.768cm" fo:min-width="1.768cm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draw:fit-to-size="false" style:shrink-to-fit="false"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svg:stroke-width="0.152cm" svg:stroke-color="#158466" draw:marker-start-width="0.432cm" draw:marker-end-width="0.432cm" draw:fill="none" draw:textarea-vertical-align="middle" fo:padding-top="0.077cm" fo:padding-bottom="0.077cm" fo:padding-left="0.077cm" fo:padding-right="0.077cm" draw:shadow-offset-x="0.203cm" draw:shadow-offset-y="0.203cm" loext:decorative="false"/>
    </style:style>
    <style:style style:name="Mpr5" style:family="presentation" style:parent-style-name="Default-backgroundobjects">
      <style:graphic-properties svg:stroke-width="0.051cm" svg:stroke-color="#158466" draw:marker-start-width="0.279cm" draw:marker-end-width="0.279cm" draw:fill="none" draw:textarea-vertical-align="middle" fo:padding-top="0.026cm" fo:padding-bottom="0.026cm" fo:padding-left="0.026cm" fo:padding-right="0.026cm" draw:shadow-offset-x="0.203cm" draw:shadow-offset-y="0.203cm" loext:decorative="false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text-properties fo:font-size="10pt" style:font-size-asian="14pt" style:font-size-complex="14pt"/>
    </style:style>
    <style:style style:name="MP7" style:family="paragraph">
      <style:paragraph-properties fo:text-align="center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0pt" style:font-size-asian="14pt" style:font-size-complex="14pt"/>
    </style:style>
    <style:style style:name="MP9" style:family="paragraph">
      <style:paragraph-properties fo:text-align="end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0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gradient" draw:fill-gradient-name="Gradient_20_6" draw:gradient-step-count="0"/>
      <style:paragraph-properties fo:text-align="center"/>
    </style:style>
    <style:style style:name="MP13" style:family="paragraph">
      <loext:graphic-properties draw:fill="none" draw:fill-color="#ffffff"/>
    </style:style>
    <style:style style:name="MP14" style:family="paragraph">
      <style:paragraph-properties style:writing-mode="lr-tb"/>
      <style:text-properties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 style:writing-mode="lr-tb"/>
      <style:text-properties fo:font-size="14pt" style:font-size-asian="14pt" style:font-size-complex="14pt"/>
    </style:style>
    <style:style style:name="MP18" style:family="paragraph">
      <loext:graphic-properties draw:fill-color="#ffffff" draw:opacity="30%"/>
      <style:paragraph-properties fo:text-align="center"/>
    </style:style>
    <style:style style:name="MP19" style:family="paragraph">
      <loext:graphic-properties draw:fill-color="#ffffff" draw:opacity="20%"/>
      <style:paragraph-properties fo:text-align="center"/>
    </style:style>
    <style:style style:name="MP20" style:family="paragraph">
      <loext:graphic-properties draw:fill-color="#ffffff" draw:opacity="10%"/>
      <style:paragraph-properties fo:text-align="center"/>
    </style:style>
    <style:style style:name="MP21" style:family="paragraph">
      <loext:graphic-properties draw:fill-color="#ffffff" draw:opacity="15%"/>
      <style:paragraph-properties fo:text-align="center"/>
    </style:style>
    <style:style style:name="MP22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">
        <style:list-level-properties text:space-before="0.3cm" text:min-label-width="0.9cm"/>
        <style:text-properties fo:font-family="OpenSymbol" style:font-style-name="Regular" style:use-window-font-color="true" fo:font-size="7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7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7.586cm" svg:height="1.776cm" svg:x="0.126cm" svg:y="0.108cm" presentation:class="title">
        <draw:text-box draw:corner-radius="0.882cm">
          <text:p>Click to edit the title text format</text:p>
        </draw:text-box>
      </draw:frame>
      <draw:frame presentation:style-name="Mpr2" draw:layer="backgroundobjects" svg:width="27.187cm" svg:height="7.861cm" svg:x="0.333cm" svg:y="2.50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3.932cm" svg:height="0.32cm" svg:x="0.437cm" svg:y="15.31cm" presentation:class="date-time">
        <draw:text-box>
          <text:p text:style-name="MP5"><text:span text:style-name="MT2"><presentation:date-time/></text:span></text:p>
        </draw:text-box>
      </draw:frame>
      <draw:frame presentation:style-name="Mpr3" draw:text-style-name="MP8" draw:layer="backgroundobjects" svg:width="8.875cm" svg:height="0.32cm" svg:x="9.576cm" svg:y="15.293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2.206cm" svg:height="0.32cm" svg:x="25.215cm" svg:y="15.221cm" presentation:class="page-number">
        <draw:text-box>
          <text:p text:style-name="MP9"><text:span text:style-name="MT2"><text:page-number>&lt;number&gt;</text:page-number></text:span></text:p>
        </draw:text-box>
      </draw:frame>
      <draw:line presentation:style-name="Mpr4" draw:text-style-name="MP11" draw:layer="backgroundobjects" svg:x1="0cm" svg:y1="2.064cm" svg:x2="28cm" svg:y2="2.064cm">
        <text:p/>
      </draw:line>
      <draw:line presentation:style-name="Mpr5" draw:text-style-name="MP11" draw:layer="backgroundobjects" svg:x1="0cm" svg:y1="15.113cm" svg:x2="28cm" svg:y2="15.113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style-name="Mgr4" draw:text-style-name="MP13" draw:layer="backgroundobjects" svg:width="25cm" svg:height="6cm" svg:x="1.5cm" svg:y="7.25cm">
        <draw:text-box>
          <text:p/>
        </draw:text-box>
      </draw:frame>
      <draw:frame presentation:style-name="Mpr8" draw:text-style-name="MP2" draw:layer="backgroundobjects" svg:width="6.5cm" svg:height="1.09cm" svg:x="0.5cm" svg:y="14.25cm" presentation:class="date-time">
        <draw:text-box>
          <text:p text:style-name="MP14"><text:span text:style-name="MT1"><presentation:date-time/></text:span></text:p>
        </draw:text-box>
      </draw:frame>
      <draw:frame presentation:style-name="Mpr8" draw:text-style-name="MP16" draw:layer="backgroundobjects" svg:width="9cm" svg:height="1.09cm" svg:x="9.5cm" svg:y="14.25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cm" svg:height="1.09cm" svg:x="21cm" svg:y="14.25cm" presentation:class="page-number">
        <draw:text-box>
          <text:p text:style-name="MP17"><text:span text:style-name="MT1"><text:page-number>&lt;number&gt;</text:page-number></text:span></text:p>
        </draw:text-box>
      </draw:frame>
      <draw:custom-shape draw:style-name="Mgr5" draw:text-style-name="MP1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2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2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2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2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1:22:36.500410977</meta:creation-date>
    <meta:editing-duration>PT1H52M55S</meta:editing-duration>
    <meta:editing-cycles>4</meta:editing-cycles>
    <meta:generator>LibreOffice/7.6.4.1$Linux_X86_64 LibreOffice_project/60$Build-1</meta:generator>
    <dc:title>template</dc:title>
    <dc:date>2024-01-05T11:07:25.151337836</dc:date>
    <meta:document-statistic meta:object-count="54"/>
  </office:meta>
</office:document-meta>
</file>